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ated:</text:span> 2026-04-29</text:p>
        </text:list-item>
        <text:list-item>
          <text:p text:style-name="P1"><text:span text:style-name="T1">Source (latest version):</text:span> <text:a xlink:type="simple" xlink:href="https://blueprint.ecohubs.community/articles/rcos-templates/layer-1/membership-agreement" office:name=""><text:span text:style-name="Definition">https://blueprint.ecohubs.community/articles/rcos-templates/layer-1/membership-agreemen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4-rights-and-obligations" office:name=""><text:span text:style-name="Definition">§3.4</text:span></text:a>, <text:a xlink:type="simple" xlink:href="https://blueprint.ecohubs.community/articles/rcos-core/v0-1/layer-1-membership-system#35-participation-and-contribution" office:name=""><text:span text:style-name="Definition">§3.5</text:span></text:a>, <text:a xlink:type="simple" xlink:href="https://blueprint.ecohubs.community/articles/rcos-core/v0-1/layer-1-membership-system#38-artifacts" office:name=""><text:span text:style-name="Definition">§3.8</text:span></text:a></text:p>
        </text:list-item>
      </text:list>
      <text:p text:style-name="P3">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articles/rcos-core/v0-1/layer-1-membership-system#31-membership-states" office:name=""><text:span text:style-name="Definition"><text:span text:style-name="T2">3.1.2</text:span></text:span></text:a><text:span text:style-name="T2">, </text:span><text:a xlink:type="simple" xlink:href="https://blueprint.ecohubs.community/articles/rcos-core/v0-1/layer-1-membership-system#31-membership-states" office:name=""><text:span text:style-name="Definition"><text:span text:style-name="T2">3.1.4</text:span></text:span></text:a></text:p>
      <text:p text:style-name="P4"><text:span text:style-name="T1">Rationale — Why declare state at signing</text:span></text:p>
      <text:p text:style-name="P4">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5"><text:span text:style-name="T1">Instructions — How to fill this in</text:span></text:p>
      <text:p text:style-name="P5">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1</text:span></text:span></text:a><text:span text:style-name="T2">, </text:span><text:a xlink:type="simple" xlink:href="https://blueprint.ecohubs.community/articles/rcos-core/v0-1/layer-1-membership-system#34-rights-and-obligations" office:name=""><text:span text:style-name="Definition"><text:span text:style-name="T2">3.4.3</text:span></text:span></text:a><text:span text:style-name="T2">, </text:span><text:a xlink:type="simple" xlink:href="https://blueprint.ecohubs.community/articles/rcos-core/v0-1/layer-1-membership-system#34-rights-and-obligations" office:name=""><text:span text:style-name="Definition"><text:span text:style-name="T2">3.4.4</text:span></text:span></text:a></text:p>
      <text:p text:style-name="P6"><text:span text:style-name="T1">Rationale — Why enumerate rights explicitly</text:span></text:p>
      <text:p text:style-name="P6">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7"><text:span text:style-name="T1">Instructions — How to fill this in</text:span></text:p>
      <text:p text:style-name="P7">List concrete rights granted to each membership state. Reference the Decision Matrix (Layer 2) for voting rights, the Role Registry (Layer 5) for role eligibility, and Layer 4 for due-process guarantees.</text:p>
      <text:list text:style-name="L3">
        <text:list-item>
          <text:p text:style-name="P8"><text:span text:style-name="T2">&lt;Right 1, e.g. the right to vote on all decisions as defined in the Decision Matrix.&gt;</text:span></text:p>
        </text:list-item>
        <text:list-item>
          <text:p text:style-name="P8"><text:span text:style-name="T2">&lt;Right 2, e.g. the right to access all member-only channels, calls, and community records.&gt;</text:span></text:p>
        </text:list-item>
        <text:list-item>
          <text:p text:style-name="P8"><text:span text:style-name="T2">&lt;Right 3, e.g. the right to hold roles as defined in the Role Registry.&gt;</text:span></text:p>
        </text:list-item>
        <text:list-item>
          <text:p text:style-name="P8"><text:span text:style-name="T2">&lt;Right 4, e.g. the right to earn recognition through recognized contributions.&gt;</text:span></text:p>
        </text:list-item>
        <text:list-item>
          <text:p text:style-name="P8"><text:span text:style-name="T2">&lt;Right 5, e.g. the right to propose changes through the governance process.&gt;</text:span></text:p>
        </text:list-item>
        <text:list-item>
          <text:p text:style-name="P8"><text:span text:style-name="T2">&lt;Right 6, e.g. the right to raise a conflict through the Conflict Resolution Ladder without retaliation.&gt;</text:span></text:p>
        </text:list-item>
        <text:list-item>
          <text:p text:style-name="P8"><text:span text:style-name="T2">&lt;Right 7, e.g. the right to exit the community voluntarily at any time.&gt;</text:span></text:p>
        </text:list-item>
        <text:list-item>
          <text:p text:style-name="P8"><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2</text:span></text:span></text:a><text:span text:style-name="T2">, </text:span><text:a xlink:type="simple" xlink:href="https://blueprint.ecohubs.community/articles/rcos-core/v0-1/layer-1-membership-system#34-rights-and-obligations" office:name=""><text:span text:style-name="Definition"><text:span text:style-name="T2">3.4.4</text:span></text:span></text:a><text:span text:style-name="T2">, </text:span><text:a xlink:type="simple" xlink:href="https://blueprint.ecohubs.community/articles/rcos-core/v0-1/layer-1-membership-system#34-rights-and-obligations" office:name=""><text:span text:style-name="Definition"><text:span text:style-name="T2">3.4.5</text:span></text:span></text:a></text:p>
      <text:p text:style-name="P9"><text:span text:style-name="T1">Rationale — Why bound obligations tightly</text:span></text:p>
      <text:p text:style-name="P9">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0"><text:span text:style-name="T1">Instructions — How to fill this in</text:span></text:p>
      <text:p text:style-name="P10">List concrete, bounded obligations. Each obligation must be testable: a member must be able to know whether they are meeting it. Avoid vague duties.</text:p>
      <text:list text:style-name="L4">
        <text:list-item>
          <text:p text:style-name="P11"><text:span text:style-name="T2">&lt;Obligation 1, e.g. adhere to all Layer 0 identity constraints and invariants at all times.&gt;</text:span></text:p>
        </text:list-item>
        <text:list-item>
          <text:p text:style-name="P11"><text:span text:style-name="T2">&lt;Obligation 2, e.g. contribute to the community in at least one recognized category per defined period.&gt;</text:span></text:p>
        </text:list-item>
        <text:list-item>
          <text:p text:style-name="P11"><text:span text:style-name="T2">&lt;Obligation 3, e.g. participate in conflict resolution processes when named as a party or requested as a witness.&gt;</text:span></text:p>
        </text:list-item>
        <text:list-item>
          <text:p text:style-name="P11"><text:span text:style-name="T2">&lt;Obligation 4, e.g. complete onboarding before exercising Full Member rights.&gt;</text:span></text:p>
        </text:list-item>
        <text:list-item>
          <text:p text:style-name="P11"><text:span text:style-name="T2">&lt;Obligation 5, e.g. notify the community before extended absence.&gt;</text:span></text:p>
        </text:list-item>
        <text:list-item>
          <text:p text:style-name="P11"><text:span text:style-name="T2">&lt;Obligation 6, e.g. not misrepresent the community, its members, or its governance externally.&gt;</text:span></text:p>
        </text:list-item>
        <text:list-item>
          <text:p text:style-name="P11"><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articles/rcos-core/v0-1/layer-1-membership-system#35-participation-and-contribution" office:name=""><text:span text:style-name="Definition"><text:span text:style-name="T2">3.5.1</text:span></text:span></text:a><text:span text:style-name="T2">, </text:span><text:a xlink:type="simple" xlink:href="https://blueprint.ecohubs.community/articles/rcos-core/v0-1/layer-1-membership-system#35-participation-and-contribution" office:name=""><text:span text:style-name="Definition"><text:span text:style-name="T2">3.5.2</text:span></text:span></text:a><text:span text:style-name="T2">, </text:span><text:a xlink:type="simple" xlink:href="https://blueprint.ecohubs.community/articles/rcos-core/v0-1/layer-1-membership-system#35-participation-and-contribution" office:name=""><text:span text:style-name="Definition"><text:span text:style-name="T2">3.5.3</text:span></text:span></text:a><text:span text:style-name="T2">, </text:span><text:a xlink:type="simple" xlink:href="https://blueprint.ecohubs.community/articles/rcos-core/v0-1/layer-1-membership-system#35-participation-and-contribution" office:name=""><text:span text:style-name="Definition"><text:span text:style-name="T2">3.5.4</text:span></text:span></text:a></text:p>
      <text:p text:style-name="P12"><text:span text:style-name="T1">Rationale — Why define participation in numbers</text:span></text:p>
      <text:p text:style-name="P12">“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3"><text:span text:style-name="T1">Instructions — How to fill this in</text:span></text:p>
      <text:p text:style-name="P13">State a measurable minimum (frequency × category), substitution and absence rules, and the trigger that moves a non-participating member into a Layer 4 process.</text:p>
      <text:list text:style-name="L5">
        <text:list-item>
          <text:p text:style-name="P14"><text:span text:style-name="T1">Minimum contribution:</text:span> <text:span text:style-name="T2">&lt;e.g. at least one recognized contribution per 6 months, in any recognized category.&gt;</text:span></text:p>
        </text:list-item>
        <text:list-item>
          <text:p text:style-name="P14"><text:span text:style-name="T1">Recognized categories:</text:span> <text:span text:style-name="T2">&lt;reference the Internal Economy Protocol (Layer 3).&gt;</text:span></text:p>
        </text:list-item>
        <text:list-item>
          <text:p text:style-name="P14"><text:span text:style-name="T1">Substitution:</text:span> <text:span text:style-name="T2">&lt;e.g. a member may delegate a specific task but remains responsible for meeting overall contribution expectations.&gt;</text:span></text:p>
        </text:list-item>
        <text:list-item>
          <text:p text:style-name="P14"><text:span text:style-name="T1">Extended absence:</text:span> <text:span text:style-name="T2">&lt;e.g. notification required before absences longer than X months; expectations paused for the notified period up to a maximum.&gt;</text:span></text:p>
        </text:list-item>
        <text:list-item>
          <text:p text:style-name="P14"><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5"><text:span text:style-name="T1">Rationale — Why re-state due process here</text:span></text:p>
      <text:p text:style-name="P15">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6"><text:span text:style-name="T1">Instructions — How to fill this in</text:span></text:p>
      <text:p text:style-name="P16">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7"><text:span text:style-name="T1">Rationale — Why require explicit consent</text:span></text:p>
      <text:p text:style-name="P17">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8"><text:span text:style-name="T1">Instructions — How to fill this in</text:span></text:p>
      <text:p text:style-name="P18">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19"><text:span text:style-name="T1">Adopted:</text:span> </text:p>
        </text:list-item>
        <text:list-item>
          <text:p text:style-name="P19"><text:span text:style-name="T1">Decision type:</text:span> Strategic</text:p>
        </text:list-item>
        <text:list-item>
          <text:p text:style-name="P19"><text:span text:style-name="T1">Version:</text:span> </text:p>
        </text:list-item>
        <text:list-item>
          <text:p text:style-name="P19"><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17Z</meta:creation-date>
    <dc:date>2026-04-29T01:58:17Z</dc:date>
    <meta:user-defined meta:name="title-meta" meta:value-type="string">Membership Agreement</meta:user-defined>
  </office:meta>
</office:document-meta>
</file>